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ctares:</text:p>
          </table:table-cell>
          <table:table-cell office:value-type="float" office:value="4345" calcext:value-type="float">
            <text:p>4345</text:p>
          </table:table-cell>
          <table:table-cell/>
        </table:table-row>
        <table:table-row table:style-name="ro1">
          <table:table-cell office:value-type="string" calcext:value-type="string">
            <text:p>sensors per hecta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tal sensors</text:p>
          </table:table-cell>
          <table:table-cell table:formula="of:=[.B1]*[.B2]" office:value-type="float" office:value="17380" calcext:value-type="float">
            <text:p>17380</text:p>
          </table:table-cell>
          <table:table-cell/>
        </table:table-row>
        <table:table-row table:style-name="ro1">
          <table:table-cell office:value-type="string" calcext:value-type="string">
            <text:p>piCost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i comm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W</text:p>
          </table:table-cell>
          <table:table-cell table:style-name="ce2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mA 5v</text:p>
          </table:table-cell>
          <table:table-cell table:style-name="ce2" table:formula="of:=68.2" office:value-type="float" office:value="68.2" calcext:value-type="float">
            <text:p>68.2</text:p>
          </table:table-cell>
          <table:table-cell/>
        </table:table-row>
        <table:table-row table:style-name="ro1">
          <table:table-cell office:value-type="string" calcext:value-type="string">
            <text:p>mA 3v</text:p>
          </table:table-cell>
          <table:table-cell table:style-name="ce2" table:formula="of:=85.9" office:value-type="float" office:value="85.9" calcext:value-type="float">
            <text:p>85.9</text:p>
          </table:table-cell>
          <table:table-cell/>
        </table:table-row>
        <table:table-row table:style-name="ro1">
          <table:table-cell office:value-type="string" calcext:value-type="string">
            <text:p>sunlight tim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nlight intensity</text:p>
          </table:table-cell>
          <table:table-cell office:value-type="float" office:value="111000" calcext:value-type="float">
            <text:p>111000</text:p>
          </table:table-cell>
          <table:table-cell/>
        </table:table-row>
        <table:table-row table:style-name="ro1">
          <table:table-cell office:value-type="string" calcext:value-type="string">
            <text:p>shadelight intensity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shade sunlight ratio</text:p>
          </table:table-cell>
          <table:table-cell table:formula="of:=[.B11]/[.B10]" office:value-type="float" office:value="0.18018018018018" calcext:value-type="float">
            <text:p>0.1801801802</text:p>
          </table:table-cell>
          <table:table-cell/>
        </table:table-row>
        <table:table-row table:style-name="ro1">
          <table:table-cell office:value-type="string" calcext:value-type="string">
            <text:p>percentage of dev is shade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attery time (night)</text:p>
          </table:table-cell>
          <table:table-cell table:formula="of:=24-[.B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ight usage Wh</text:p>
          </table:table-cell>
          <table:table-cell table:formula="of:=([.B6]*[.B14])/1000" office:value-type="float" office:value="5.456" calcext:value-type="float">
            <text:p>5.456</text:p>
          </table:table-cell>
          <table:table-cell/>
        </table:table-row>
        <table:table-row table:style-name="ro1">
          <table:table-cell office:value-type="string" calcext:value-type="string">
            <text:p>capacity required Wh</text:p>
          </table:table-cell>
          <table:table-cell table:formula="of:=[.B15]" office:value-type="float" office:value="5.456" calcext:value-type="float">
            <text:p>5.456</text:p>
          </table:table-cell>
          <table:table-cell/>
        </table:table-row>
        <table:table-row table:style-name="ro1">
          <table:table-cell office:value-type="string" calcext:value-type="string">
            <text:p>battery c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ttp://za.rs-online.com/web/p/lithium-rechargeable-battery-packs/7760853/</text:p>
          </table:table-cell>
        </table:table-row>
        <table:table-row table:style-name="ro1">
          <table:table-cell office:value-type="string" calcext:value-type="string">
            <text:p>solar panel required W</text:p>
          </table:table-cell>
          <table:table-cell table:formula="of:=[.B9]/[.B15]" office:value-type="float" office:value="1.46627565982405" calcext:value-type="float">
            <text:p>1.4662756598</text:p>
          </table:table-cell>
          <table:table-cell office:value-type="string" calcext:value-type="string">
            <text:p>assuming full sunlight</text:p>
          </table:table-cell>
        </table:table-row>
        <table:table-row table:style-name="ro1">
          <table:table-cell office:value-type="string" calcext:value-type="string">
            <text:p>shade panel required W</text:p>
          </table:table-cell>
          <table:table-cell table:formula="of:=[.B18]/[.B12]" office:value-type="float" office:value="8.13782991202346" calcext:value-type="float">
            <text:p>8.137829912</text:p>
          </table:table-cell>
          <table:table-cell office:value-type="string" calcext:value-type="string">
            <text:p>Given optimistic lux reduction ratio between sunlight and shade. This excludes accounting for overcast days.</text:p>
          </table:table-cell>
        </table:table-row>
        <table:table-row table:style-name="ro1">
          <table:table-cell office:value-type="string" calcext:value-type="string">
            <text:p>shade panel cost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sun devices</text:p>
          </table:table-cell>
          <table:table-cell table:formula="of:=[.B3]-[.B22]" office:value-type="float" office:value="14248.4684684685" calcext:value-type="float">
            <text:p>14248.4684684685</text:p>
          </table:table-cell>
          <table:table-cell/>
        </table:table-row>
        <table:table-row table:style-name="ro1">
          <table:table-cell table:style-name="ce1" office:value-type="string" calcext:value-type="string">
            <text:p>shade devices</text:p>
          </table:table-cell>
          <table:table-cell table:formula="of:=([.B12])*[.B3]" office:value-type="float" office:value="3131.53153153153" calcext:value-type="float">
            <text:p>3131.5315315315</text:p>
          </table:table-cell>
          <table:table-cell/>
        </table:table-row>
        <table:table-row table:style-name="ro1">
          <table:table-cell office:value-type="string" calcext:value-type="string">
            <text:p>solar panel cost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lipo charger cost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weather proof cas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sun device cost</text:p>
          </table:table-cell>
          <table:table-cell table:formula="of:=([.B4]+[.B5]+[.B17]+[.B23]+[.B24]+[.B25])*[.B21]" office:value-type="float" office:value="21757411.3513513" calcext:value-type="float">
            <text:p>21757411.3513513</text:p>
          </table:table-cell>
          <table:table-cell/>
        </table:table-row>
        <table:table-row table:style-name="ro1">
          <table:table-cell office:value-type="string" calcext:value-type="string">
            <text:p>shade device cost</text:p>
          </table:table-cell>
          <table:table-cell table:formula="of:=([.B4]+[.B5]+[.B17]+[.B20]+[.B24]+[.B25])*[.B22]" office:value-type="float" office:value="6347614.41441441" calcext:value-type="float">
            <text:p>6347614.41441441</text:p>
          </table:table-cell>
          <table:table-cell/>
        </table:table-row>
        <table:table-row table:style-name="ro1">
          <table:table-cell office:value-type="string" calcext:value-type="string">
            <text:p>final cost shade adjusted</text:p>
          </table:table-cell>
          <table:table-cell table:formula="of:=SUM([.B26:.B27])" office:value-type="float" office:value="28105025.7657658" calcext:value-type="float">
            <text:p>28105025.76576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00/00/00</text:date>, <text:time style:data-style-name="N2" text:time-value="17:24:29.368544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8:39:01.028963752</meta:creation-date>
    <dc:date>2017-05-30T17:33:42.729751714</dc:date>
    <meta:editing-duration>PT14H44M26S</meta:editing-duration>
    <meta:editing-cycles>4</meta:editing-cycles>
    <meta:generator>LibreOffice/5.1.6.2$Linux_X86_64 LibreOffice_project/10m0$Build-2</meta:generator>
    <meta:document-statistic meta:table-count="1" meta:cell-count="59" meta:object-count="0"/>
  </office:meta>
</office:document-meta>
</file>